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C2000002C2BE635263D69C7308.png" manifest:media-type="image/png"/>
  <manifest:file-entry manifest:full-path="Pictures/10000000000002C2000002C215765ED282F2F14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" svg:font-family="'Latin Modern Math'"/>
    <style:font-face style:name="Latin Modern Math1" svg:font-family="'Latin Modern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top" draw:auto-grow-height="false" fo:min-height="5.213cm" fo:min-width="5.99cm" fo:padding-top="0.178cm" fo:padding-bottom="0.178cm" fo:padding-left="0.303cm" fo:padding-right="0.30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top" draw:auto-grow-height="false" fo:min-height="3.977cm" fo:min-width="5.399cm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83cm" fo:min-width="1.499cm"/>
    </style:style>
    <style:style style:name="gr5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top" draw:auto-grow-height="false" fo:min-height="3.047cm" fo:min-width="5.145cm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top" draw:auto-grow-height="false" fo:min-height="1.072cm" fo:min-width="5.839cm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fo:min-height="1.448cm"/>
    </style:style>
    <style:style style:name="gr9" style:family="graphic" style:parent-style-name="standard">
      <style:graphic-properties draw:stroke="none" svg:stroke-color="#000000" draw:fill="none" draw:fill-color="#ffffff" fo:min-height="0.90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Latin Modern Math1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Latin Modern Math1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  <style:text-properties style:font-name="Latin Modern Math1"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atin Modern Math1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Latin Modern Math" fo:font-size="15pt" fo:font-weight="bold" style:font-name-asian="Latin Modern Math" style:font-size-asian="15pt" style:font-weight-asian="bold" style:font-name-complex="Latin Modern Math" style:font-size-complex="15pt" style:font-weight-complex="bold"/>
    </style:style>
    <style:style style:name="T3" style:family="text">
      <style:text-properties style:text-position="-33% 58%" style:font-name="Latin Modern Math" fo:font-size="15pt" fo:font-weight="bold" style:font-name-asian="Latin Modern Math" style:font-size-asian="15pt" style:font-weight-asian="bold" style:font-name-complex="Latin Modern Math" style:font-size-complex="15pt" style:font-weight-complex="bold"/>
    </style:style>
    <style:style style:name="T4" style:family="text">
      <style:text-properties style:font-name="Latin Modern Math1" fo:font-weight="bold" style:font-weight-asian="bold" style:font-weight-complex="bold"/>
    </style:style>
    <style:style style:name="T5" style:family="text">
      <style:text-properties style:font-name="Latin Modern Math1"/>
    </style:style>
    <style:style style:name="T6" style:family="text">
      <style:text-properties style:text-position="0% 100%" style:font-name="Latin Modern Math" fo:font-size="18pt" fo:font-weight="bold" style:font-name-asian="Latin Modern Math" style:font-size-asian="18pt" style:font-weight-asian="bold" style:font-name-complex="Latin Modern Math" style:font-size-complex="18pt" style:font-weight-complex="bold"/>
    </style:style>
    <style:style style:name="T7" style:family="text">
      <style:text-properties style:text-position="0% 100%" style:font-name="Latin Modern Math" fo:font-size="15pt" fo:font-weight="bold" style:font-name-asian="Latin Modern Math" style:font-size-asian="15pt" style:font-weight-asian="bold" style:font-name-complex="Latin Modern Math" style:font-size-complex="15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atin Modern Math" fo:font-size="18pt" fo:font-style="normal" fo:text-shadow="none" style:text-underline-style="none" fo:font-weight="bold" style:letter-kerning="true" style:font-name-asian="Latin Modern Math" style:font-size-asian="18pt" style:font-style-asian="normal" style:font-weight-asian="bold" style:font-name-complex="Latin Modern Math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atin Modern Math" fo:font-size="15pt" fo:font-style="normal" fo:text-shadow="none" style:text-underline-style="none" fo:font-weight="bold" style:letter-kerning="true" style:font-name-asian="Latin Modern Math" style:font-size-asian="15pt" style:font-style-asian="normal" style:font-weight-asian="bold" style:font-name-complex="Latin Modern Math" style:font-size-complex="15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15pt" fo:font-weight="bold" style:font-name-asian="Latin Modern Math" style:font-size-asian="15pt" style:font-weight-asian="bold" style:font-name-complex="Latin Modern Math" style:font-size-complex="15pt" style:font-weight-complex="bold"/>
    </style:style>
    <style:style style:name="T11" style:family="text">
      <style:text-properties style:text-position="-33% 58%" style:font-name="Latin Modern Math1" fo:font-size="15pt" fo:font-weight="bold" style:font-name-asian="Latin Modern Math" style:font-size-asian="15pt" style:font-weight-asian="bold" style:font-name-complex="Latin Modern Math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2" draw:id="id2" draw:layer="layout" svg:width="7.198cm" svg:height="6.171cm" svg:x="0.127cm" svg:y="1.075cm">
            <text:p text:style-name="P1"><text:span text:style-name="T1">TRIAL with </text:span><text:span text:style-name="T2">Θ</text:span><text:span text:style-name="T3">i</text:span><text:span text:style-name="T4"> 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2" draw:text-style-name="P3" draw:layer="layout" svg:width="2.474cm" svg:height="2.559cm" svg:x="1.178cm" svg:y="4.042cm">
              <draw:image xlink:href="Pictures/10000000000002C2000002C215765ED282F2F14D.png" xlink:type="simple" xlink:show="embed" xlink:actuate="onLoad">
                <text:p/>
              </draw:image>
            </draw:frame>
            <draw:frame draw:style-name="gr2" draw:text-style-name="P3" draw:layer="layout" svg:width="2.462cm" svg:height="2.55cm" svg:x="4.009cm" svg:y="4.105cm">
              <draw:image xlink:href="Pictures/10000000000002C2000002C2BE635263D69C7308.png" xlink:type="simple" xlink:show="embed" xlink:actuate="onLoad">
                <text:p/>
              </draw:image>
            </draw:frame>
            <draw:custom-shape draw:style-name="gr3" draw:text-style-name="P2" draw:layer="layout" svg:width="6.387cm" svg:height="4.715cm" svg:x="0.578cm" svg:y="2.21cm">
              <text:p text:style-name="P1"><text:span text:style-name="T5">Simulation</text:span></text:p>
              <text:p text:style-name="P1"><text:span text:style-name="T5">loop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4" draw:text-style-name="P4" draw:layer="layout" svg:width="3.915cm" svg:height="2.333cm" svg:x="7.288cm" svg:y="2.781cm">
            <draw:text-box>
              <text:p><text:span text:style-name="T4">objective</text:span></text:p>
              <text:p><text:span text:style-name="T4">evaluation</text:span></text:p>
              <text:p><text:span text:style-name="T4">Eq.(14)</text:span></text:p>
            </draw:text-box>
          </draw:frame>
          <draw:custom-shape draw:style-name="gr5" draw:text-style-name="P5" xml:id="id1" draw:id="id1" draw:layer="layout" svg:width="6.119cm" svg:height="3.771cm" svg:x="10.566cm" svg:y="0.681cm">
            <text:p text:style-name="P1"><text:span text:style-name="T4">BAYESIAN </text:span><text:span text:style-name="T4"><text:line-break/></text:span><text:span text:style-name="T4">OPTIMIZATION</text:span></text:p>
            <text:p text:style-name="P1"><text:span text:style-name="T4">suggest </text:span><text:span text:style-name="T2">Θ</text:span><text:span text:style-name="T3">i+1</text:span></text:p>
            <text:p text:style-name="P1"><text:span text:style-name="T6">store trial</text:span><text:span text:style-name="T7"> i</text:span></text:p>
            <text:p text:style-name="P1"><text:span text:style-name="T8">extract</text:span><text:span text:style-name="T9"> </text:span><text:span text:style-name="T7">Θ</text:span><text:span text:style-name="T3">best</text:span></text:p>
            <text:p text:style-name="P1"><text:span text:style-name="T10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598.376184032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" draw:text-style-name="P3" draw:layer="layout" svg:x1="13.625cm" svg:y1="0.681cm" svg:x2="3.726cm" svg:y2="1.075cm" draw:start-shape="id1" draw:start-glue-point="0" draw:end-shape="id2" draw:end-glue-point="0" svg:d="M13625 681v-554h-9899v948" svg:viewBox="0 0 9900 949">
            <text:p/>
          </draw:connector>
          <draw:custom-shape draw:style-name="gr7" draw:text-style-name="P5" draw:layer="layout" svg:width="6.599cm" svg:height="1.582cm" svg:x="10.446cm" svg:y="5.718cm">
            <text:p text:style-name="P1"><text:span text:style-name="T4">BEST</text:span></text:p>
            <text:p text:style-name="P1"><text:span text:style-name="T4">PARAMETER SET</text:span></text:p>
            <text:p text:style-name="P1"><text:span text:style-name="T10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6" draw:layer="layout" svg:width="2.483cm" svg:height="1.698cm" svg:x="8.184cm" svg:y="0.294cm">
            <draw:text-box>
              <text:p><text:span text:style-name="T2">Θ</text:span><text:span text:style-name="T3">i+1</text:span><text:span text:style-name="T11"><text:tab/></text:span></text:p>
            </draw:text-box>
          </draw:frame>
          <draw:frame draw:style-name="gr9" draw:text-style-name="P6" draw:layer="layout" svg:width="2.625cm" svg:height="1.158cm" svg:x="13.822cm" svg:y="4.717cm">
            <draw:text-box>
              <text:p><text:span text:style-name="T2">Θ</text:span><text:span text:style-name="T3">best</text:span><text:span text:style-name="T11"><text:tab/></text:span></text:p>
            </draw:text-box>
          </draw:frame>
          <draw:line draw:style-name="gr6" draw:text-style-name="P3" draw:layer="layout" svg:x1="7.566cm" svg:y1="2.516cm" svg:x2="10.398cm" svg:y2="2.532cm">
            <text:p/>
          </draw:line>
          <draw:line draw:style-name="gr6" draw:text-style-name="P3" draw:layer="layout" svg:x1="13.743cm" svg:y1="4.633cm" svg:x2="13.743cm" svg:y2="5.64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" svg:font-family="'Latin Modern Math'"/>
    <style:font-face style:name="Latin Modern Math1" svg:font-family="'Latin Modern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17cm" fo:page-height="7.4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20_2" style:display-name="Default 2" style:page-layout-name="PM0" draw:style-name="Mdp1"/>
    <style:master-page style:name="Default_20_1" style:display-name="Default 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 Spahn</meta:initial-creator>
    <meta:creation-date>2022-08-12T16:44:26.155386184</meta:creation-date>
    <dc:date>2022-09-13T14:23:59.895480853</dc:date>
    <dc:creator>Max Spahn</dc:creator>
    <meta:editing-duration>PT18M41S</meta:editing-duration>
    <meta:editing-cycles>8</meta:editing-cycles>
    <meta:generator>LibreOffice/6.0.7.3$Linux_X86_64 LibreOffice_project/00m0$Build-3</meta:generator>
    <meta:document-statistic meta:object-count="14"/>
  </office:meta>
</office:document-meta>
</file>